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language="pl" fo:country="PL" officeooo:rsid="00128c03" officeooo:paragraph-rsid="00128c03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pl" fo:country="PL" officeooo:rsid="001329a5" officeooo:paragraph-rsid="001329a5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pl" fo:country="PL" officeooo:rsid="0013b3e5" officeooo:paragraph-rsid="0013b3e5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pl" fo:country="PL" officeooo:rsid="00154747" officeooo:paragraph-rsid="001a74d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pl" fo:country="PL" officeooo:rsid="00154747" officeooo:paragraph-rsid="00154747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pl" fo:country="PL" officeooo:rsid="0016b925" officeooo:paragraph-rsid="0016b925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pl" fo:country="PL" officeooo:rsid="00191518" officeooo:paragraph-rsid="00191518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pl" fo:country="PL" officeooo:rsid="001a74dd" officeooo:paragraph-rsid="001a74dd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91518"/>
    </style:style>
    <style:style style:name="P10" style:family="paragraph" style:parent-style-name="Heading_20_1">
      <style:paragraph-properties fo:text-align="center" style:justify-single-word="false"/>
      <style:text-properties officeooo:rsid="0018e9cd" officeooo:paragraph-rsid="0018e9cd"/>
    </style:style>
    <style:style style:name="T1" style:family="text">
      <style:text-properties officeooo:rsid="00154747"/>
    </style:style>
    <style:style style:name="T2" style:family="text">
      <style:text-properties officeooo:rsid="0016b925"/>
    </style:style>
    <style:style style:name="T3" style:family="text">
      <style:text-properties officeooo:rsid="00183aea"/>
    </style:style>
    <style:style style:name="T4" style:family="text">
      <style:text-properties officeooo:rsid="00191518"/>
    </style:style>
    <style:style style:name="T5" style:family="text">
      <style:text-properties fo:font-weight="normal" officeooo:rsid="00191518" style:font-weight-asian="normal" style:font-weight-complex="normal"/>
    </style:style>
    <style:style style:name="T6" style:family="text">
      <style:text-properties fo:language="pl" fo:country="PL" officeooo:rsid="0013b3e5"/>
    </style:style>
    <style:style style:name="T7" style:family="text">
      <style:text-properties fo:language="pl" fo:country="PL" officeooo:rsid="00154747"/>
    </style:style>
    <style:style style:name="T8" style:family="text">
      <style:text-properties fo:language="pl" fo:country="PL" officeooo:rsid="001a74dd"/>
    </style:style>
    <style:style style:name="T9" style:family="text">
      <style:text-properties officeooo:rsid="001a74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erwer - instrukcja</text:h>
      <text:list xml:id="list2142880089" text:style-name="L1">
        <text:list-item>
          <text:p text:style-name="P1"><text:span text:style-name="T4">Stworzenie nowego repozytorium na githubie i wrzucenie do niego plików z folderu `</text:span><text:span text:style-name="T5">DesignLabProjectServer`</text:span></text:p>
        </text:list-item>
        <text:list-item>
          <text:p text:style-name="P1"><text:span text:style-name="T4">Założenie konta na heroku i stworzenie pustej aplikacji, a następnie podłączenie poprzednio utworzonego repozytorium</text:span></text:p>
        </text:list-item>
        <text:list-item>
          <text:p text:style-name="P2"><text:span text:style-name="T4">Dodanie do aplikacji dodatku (addon) `</text:span>postgres<text:span text:style-name="T4">`</text:span></text:p>
        </text:list-item>
        <text:list-item>
          <text:p text:style-name="P7">Deploy aplikacji (upewnić się, że za pierwszym razem w pliku application.properties spring.jpa.hibernate.ddl-auto jest ustawione na create)</text:p>
        </text:list-item>
        <text:list-item>
          <text:p text:style-name="P3"><text:span text:style-name="T4">S</text:span>prawdzenie <text:span text:style-name="T4">w konsoli </text:span>przez `heroku pg:info -a nazwaa<text:span text:style-name="T4">plikacji</text:span>` czy są stworzone 2 tabele <text:span text:style-name="T1">(jeśli nie to prawdopodobnie źle dołączona baza danych)</text:span></text:p>
        </text:list-item>
        <text:list-item>
          <text:p text:style-name="P7">Teraz należy ręcznie stworzyć podstawowe konto do logowania w bazie danych. <text:span text:style-name="T9">Należy wejść do logów z aplikacji na heroku, znaleźć linijkę z hasłem („haslo: ...”, pod sam koniec logów) <text:line-break/>i je skopiować.</text:span> <text:span text:style-name="T9">Następnie w </text:span>konsoli wpisać </text:p>
          <text:list>
            <text:list-item>
              <text:p text:style-name="P9"><text:span text:style-name="T6">heroku pg:psql -a nazwa</text:span><text:span text:style-name="T8">plikacji</text:span></text:p>
            </text:list-item>
            <text:list-item>
              <text:p text:style-name="P9"><text:span text:style-name="T7">INSERT INTO public.security_users(</text:span></text:p>
              <text:list>
                <text:list-item>
                  <text:list>
                    <text:list-header>
                      <text:p text:style-name="P9"><text:span text:style-name="T7">id, authority, enabled, password, username) </text:span></text:p>
                      <text:p text:style-name="P4">VALUES (1, 'ROLE_ADMIN', true, 'haslo skopiowane z logs', 'admin');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"><text:span text:style-name="T9">Teraz </text:span>można się zalogowa<text:span text:style-name="T9">ć</text:span> <text:span text:style-name="T9">w </text:span>aplikacji z loginem <text:span text:style-name="T9">`</text:span>admin<text:span text:style-name="T9">`</text:span> i has<text:span text:style-name="T9">ł</text:span>em <text:span text:style-name="T9">`</text:span><text:a xlink:type="simple" xlink:href="mailto:admin@123" text:style-name="Internet_20_link" text:visited-style-name="Visited_20_Internet_20_Link">admin@123</text:a><text:span text:style-name="T9">`</text:span></text:p>
        </text:list-item>
        <text:list-item>
          <text:p text:style-name="P8">W pliku application.properties zmienić ddl-auto na validate.</text:p>
        </text:list-item>
        <text:list-item>
          <text:p text:style-name="P8">Ponowny deploy aplikacji.</text:p>
        </text:list-item>
        <text:list-item>
          <text:p text:style-name="P8">Teraz trzeba stworzyć obiekty służące do komunikacji iotnode z serwerem. W tym celu należy: </text:p>
          <text:list>
            <text:list-item>
              <text:p text:style-name="P5"><text:span text:style-name="T9">stworzyć obiekt `</text:span>user<text:span text:style-name="T9">`</text:span> z <text:span text:style-name="T9">`</text:span>authority<text:span text:style-name="T9">`</text:span> ROLE_USER, który ma username i password taki, jaki jest w kodzie programu na iotnode, aby umo<text:span text:style-name="T9">ż</text:span>liwi<text:span text:style-name="T9">ć</text:span> pobieranie danych ze strony <text:span text:style-name="T2">(pierwsze stworzenie będzie nieudane, należy ponowić próbę, potem wszystko powinno działać za pierwszym razem)</text:span></text:p>
            </text:list-item>
            <text:list-item>
              <text:p text:style-name="P6"><text:span text:style-name="T9">stworzyć</text:span> obiekt iotnode, któr<text:span text:style-name="T3">y</text:span> będzie przechowywal dane <text:span text:style-name="T9">(tekst umieszczony <text:line-break/>w znacznikach &lt;red&gt;&lt;/red&gt; będzie wyświetlany na wyświetlaczu na czerwono)</text:span></text:p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0:57:52.026000000</meta:creation-date>
    <dc:date>2019-02-11T14:15:26.789887738</dc:date>
    <meta:editing-duration>PT1H35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37" meta:character-count="1689" meta:non-whitespace-character-count="1478"/>
  </office:meta>
</office:document-meta>
</file>